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5E3DFF6096183D4C20.png" manifest:media-type="image/png"/>
  <manifest:file-entry manifest:full-path="Pictures/1000000000000361000001081A71FBFF15450AFB.png" manifest:media-type="image/png"/>
  <manifest:file-entry manifest:full-path="Pictures/100000000000029800000063376313D99F64445A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2B40000008CFAC066E477FBFAE4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2D10000017BDB25069FF4D322FF.png" manifest:media-type="image/png"/>
  <manifest:file-entry manifest:full-path="Pictures/10000000000002210000013C64A7F657BD873814.png" manifest:media-type="image/png"/>
  <manifest:file-entry manifest:full-path="Pictures/100000000000032D000001E8B9ECF316C38D55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2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4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7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3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3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35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3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3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38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39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40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41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4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4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4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4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4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5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6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7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0" style:family="text">
      <style:text-properties fo:font-variant="normal" fo:text-transform="none" fo:color="#3c3c3b" style:font-name="Lato" fo:letter-spacing="normal" fo:font-style="normal" fo:font-weight="bold"/>
    </style:style>
    <style:style style:name="T11" style:family="text">
      <style:text-properties fo:font-variant="normal" fo:text-transform="none" fo:color="#3c3c3b" style:font-name="Lato" fo:letter-spacing="normal" fo:font-style="normal" fo:font-weight="normal"/>
    </style:style>
    <style:style style:name="T12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3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4" style:family="text">
      <style:text-properties officeooo:rsid="002ae551"/>
    </style:style>
    <style:style style:name="T15" style:family="text">
      <style:text-properties fo:color="#ff79c6"/>
    </style:style>
    <style:style style:name="T16" style:family="text">
      <style:text-properties fo:color="#ff79c6" fo:font-weight="bold"/>
    </style:style>
    <style:style style:name="T17" style:family="text">
      <style:text-properties fo:color="#bd93f9"/>
    </style:style>
    <style:style style:name="T18" style:family="text">
      <style:text-properties fo:color="#bd93f9" fo:font-style="italic"/>
    </style:style>
    <style:style style:name="T19" style:family="text">
      <style:text-properties fo:color="#50fa7b"/>
    </style:style>
    <style:style style:name="T20" style:family="text">
      <style:text-properties fo:color="#e9f284"/>
    </style:style>
    <style:style style:name="T21" style:family="text">
      <style:text-properties fo:color="#f1fa8c"/>
    </style:style>
    <style:style style:name="T22" style:family="text">
      <style:text-properties fo:color="#ffb86c" fo:font-style="italic"/>
    </style:style>
    <style:style style:name="T23" style:family="text">
      <style:text-properties fo:color="#8be9fd"/>
    </style:style>
    <style:style style:name="T24" style:family="text">
      <style:text-properties officeooo:rsid="002b9785"/>
    </style:style>
    <style:style style:name="T25" style:family="text">
      <style:text-properties officeooo:rsid="002cfcb3"/>
    </style:style>
    <style:style style:name="T26" style:family="text">
      <style:text-properties officeooo:rsid="002d2510"/>
    </style:style>
    <style:style style:name="T27" style:family="text">
      <style:text-properties officeooo:rsid="002e98d7"/>
    </style:style>
    <style:style style:name="T28" style:family="text">
      <style:text-properties fo:color="#6796e6"/>
    </style:style>
    <style:style style:name="T29" style:family="text">
      <style:text-properties fo:color="#3c3c3b" style:font-name="Lato" fo:font-weight="bold"/>
    </style:style>
    <style:style style:name="T30" style:family="text">
      <style:text-properties fo:color="#3c3c3b" style:font-name="Lato" fo:font-weight="normal"/>
    </style:style>
    <style:style style:name="T31" style:family="text">
      <style:text-properties fo:color="#3c3c3b" style:font-name="Lato" style:text-underline-style="none" fo:font-weight="bold"/>
    </style:style>
    <style:style style:name="T32" style:family="text">
      <style:text-properties fo:color="#3c3c3b" style:font-name="Lato" style:text-underline-style="none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4">Chrome's V8 JavaScript engine</text:span></text:a><text:span text:style-name="T1">.</text:span></text:p>
      <text:p text:style-name="P2"/>
      <text:p text:style-name="P2">Getting Started with Node</text:p>
      <text:p text:style-name="P2"/>
      <text:p text:style-name="P2">So, in this section, you learned that:</text:p>
      <text:p text:style-name="P2"/>
      <text:p text:style-name="P2">- Node is a runtime environment for executing JS code.</text:p>
      <text:p text:style-name="P2"/>
      <text:p text:style-name="P2">- Essentially, Node is a C++ program that embeds Chrome’s v8 engine, the fastest</text:p>
      <text:p text:style-name="P2">JS engine in the world.</text:p>
      <text:p text:style-name="P2"/>
      <text:p text:style-name="P2">- We use Node to build fast and scalable networking applications. It’s a perfect</text:p>
      <text:p text:style-name="P2">choice for building RESTful services.</text:p>
      <text:p text:style-name="P2"/>
      <text:p text:style-name="P2">- Node applications are single-threaded. That means a single thread is used to</text:p>
      <text:p text:style-name="P2">serve all clients.</text:p>
      <text:p text:style-name="P2"/>
      <text:p text:style-name="P2">- Node applications are asynchronous or non-blocking by default. That means</text:p>
      <text:p text:style-name="P2">when the application involves I/O operations (eg accessing the file system or the</text:p>
      <text:p text:style-name="P2">network), the thread doesn’t wait (or block) for the result of the operation. It is</text:p>
      <text:p text:style-name="P2">released to serve other clients.</text:p>
      <text:p text:style-name="P2"/>
      <text:p text:style-name="P2">- This architecture makes Node ideal for building I/O-intensive applications.</text:p>
      <text:p text:style-name="P2"/>
      <text:p text:style-name="P2">- You should avoid using Node for CPU-intensive applications, such as a video</text:p>
      <text:p text:style-name="P2">encoding service. Because while executing these operations, other clients have</text:p>
      <text:p text:style-name="P2">to wait for the single thread to finish its job and be ready to serve them.</text:p>
      <text:p text:style-name="P2"><text:soft-page-break/>- In Node, we don’t have browser environment objects such as window or the</text:p>
      <text:p text:style-name="P2">document object. Instead, we have other objects that are not available in</text:p>
      <text:p text:style-name="P2">browsers, such as objects for working with the file system, network, operating</text:p>
      <text:p text:style-name="P2">system, etc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NODE MODULES</text:p>
      <text:p text:style-name="P2"><draw:frame draw:style-name="fr3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2"/>
      <text:p text:style-name="P7"/>
      <text:p text:style-name="P2"/>
      <text:p text:style-name="P4">we need modularity to seperate and maintain our code base</text:p>
      <text:p text:style-name="P4"/>
      <text:p text:style-name="P4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4"><text:soft-page-break/>so 2 variables/functions with same name in different modules dont make conflicts and override them. </text:p>
      <text:p text:style-name="P4"/>
      <text:p text:style-name="P5">Node has variouse modules before using them u need to import and make them accessible for your module ur module is main module currently that u working.</text:p>
      <text:p text:style-name="P5"/>
      <text:p text:style-name="P5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reating a module</text:p>
      <text:p text:style-name="P8"/>
      <text:p text:style-name="P8">var and functions normally in our module is private but if we add them to export in module they become public to other modules.</text:p>
      <text:p text:style-name="P9"><draw:line text:anchor-type="paragraph" draw:z-index="4" draw:name="Shape1" draw:style-name="gr2" draw:text-style-name="P50" svg:x1="3.7846in" svg:y1="0.8217in" svg:x2="1.7646in" svg:y2="0.9988in"><text:p/></draw:line><draw:frame draw:style-name="fr3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0"/>
      <text:p text:style-name="P10">Addto eneeded to export module and u can access them in other modules</text:p>
      <text:p text:style-name="P10"><draw:frame draw:style-name="fr3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1"><text:soft-page-break/>loading the added module</text:p>
      <text:p text:style-name="P11"/>
      <text:p text:style-name="P11"/>
      <text:p text:style-name="P10"/>
      <text:p text:style-name="P10"/>
      <text:p text:style-name="P10"><draw:frame draw:style-name="fr4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0"/>
      <text:p text:style-name="P10"/>
      <text:p text:style-name="P14">so variables and functios are private to that module they are not visible to others we need to require them how node does this ?</text:p>
      <text:p text:style-name="P14"/>
      <text:p text:style-name="P15">They doing it by <draw:frame draw:style-name="fr3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14"/>
      <text:p text:style-name="P14"/>
      <text:p text:style-name="P14"><draw:custom-shape text:anchor-type="paragraph" draw:z-index="11" draw:name="Shape2" draw:style-name="gr1" draw:text-style-name="P49" svg:width="1.0524in" svg:height="0.313in" svg:x="3.9835in" svg:y="3.5402in"><text:p text:style-name="P49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2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6">You can assign function to module.export but not to export why ?</text:p>
      <text:p text:style-name="P10"/>
      <text:p text:style-name="P12">Its because of the implementation</text:p>
      <text:p text:style-name="P12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0"/>
      <text:p text:style-name="P10"><text:span text:style-name="Source_20_Text"><text:span text:style-name="T12">var</text:span></text:span><text:span text:style-name="Source_20_Text"><text:span text:style-name="T13"> </text:span></text:span><text:span text:style-name="Source_20_Text"><text:span text:style-name="T12">module =</text:span></text:span><text:span text:style-name="Source_20_Text"><text:span text:style-name="T13"> </text:span></text:span><text:span text:style-name="Source_20_Text"><text:span text:style-name="T12">{</text:span></text:span><text:span text:style-name="Source_20_Text"><text:span text:style-name="T13"> </text:span></text:span><text:span text:style-name="Source_20_Text"><text:span text:style-name="T12">exports:</text:span></text:span><text:span text:style-name="Source_20_Text"><text:span text:style-name="T13"> </text:span></text:span><text:span text:style-name="Source_20_Text"><text:span text:style-name="T12">{}</text:span></text:span><text:span text:style-name="Source_20_Text"><text:span text:style-name="T13"> </text:span></text:span><text:span text:style-name="Source_20_Text"><text:span text:style-name="T12">};</text:span></text:span></text:p>
      <text:p text:style-name="P19"><text:span text:style-name="Source_20_Text"><text:span text:style-name="T5">var</text:span></text:span><text:span text:style-name="Source_20_Text"><text:span text:style-name="T6"> </text:span></text:span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module.exports;</text:span></text:span></text:p>
      <text:p text:style-name="P22"/>
      <text:p text:style-name="P18"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6"> </text:span></text:span><text:span text:style-name="Source_20_Text"><text:span text:style-name="T5">test:</text:span></text:span><text:span text:style-name="Source_20_Text"><text:span text:style-name="T6"> </text:span></text:span><text:span text:style-name="Source_20_Text"><text:span text:style-name="T5">'test'</text:span></text:span><text:span text:style-name="Source_20_Text"><text:span text:style-name="T6"> </text:span></text:span><text:span text:style-name="Source_20_Text"><text:span text:style-name="T5">};</text:span></text:span></text:p>
      <text:p text:style-name="P22"/>
      <text:p text:style-name="P18"><text:span text:style-name="Source_20_Text"><text:span text:style-name="T5">console.log(exports);</text:span></text:span><text:span text:style-name="Source_20_Text"><text:span text:style-name="T6"> <text:s text:c="7"/></text:span></text:span><text:span text:style-name="Source_20_Text"><text:span text:style-name="T5">// { test: 'test' }</text:span></text:span></text:p>
      <text:p text:style-name="P18"><text:span text:style-name="Source_20_Text"><text:span text:style-name="T5">console.log(module.exports);</text:span></text:span><text:span text:style-name="Source_20_Text"><text:span text:style-name="T6"> </text:span></text:span><text:span text:style-name="Source_20_Text"><text:span text:style-name="T5">// {}</text:span></text:span></text:p>
      <text:p text:style-name="P20"><text:span text:style-name="T7">When </text:span><text:span text:style-name="Source_20_Text"><text:span text:style-name="T6">require()</text:span></text:span><text:span text:style-name="T7"> looks for what to include, it uses </text:span><text:span text:style-name="Source_20_Text"><text:span text:style-name="T6">module.exports</text:span></text:span></text:p>
      <text:p text:style-name="P20"><text:span text:style-name="Source_20_Text"><text:span text:style-name="T6"/></text:span></text:p>
      <text:p text:style-name="P21"><text:soft-page-break/><text:span text:style-name="Source_20_Text"><text:span text:style-name="T8">This is also important </text:span></text:span><text:span text:style-name="Source_20_Text"><text:span text:style-name="T9">how this behave in node</text:span></text:span></text:p>
      <text:p text:style-name="P21"><text:span text:style-name="Source_20_Text"><text:span text:style-name="T9"/></text:span></text:p>
      <text:p text:style-name="P20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6">https://stackoverflow.com/questions/43627622/what-is-the-global-object-in-nodejs#:~:text=While%20in%20browsers%20the%20global,be%20local%20to%20this%20module.</text:span></text:span></text:a></text:p>
      <text:p text:style-name="P20"><text:span text:style-name="Source_20_Text"><text:span text:style-name="T6"/></text:span></text:p>
      <text:p text:style-name="P17"/>
      <text:p text:style-name="P13">UseFull modules in node (like usefull packages in java)</text:p>
      <text:p text:style-name="P10"/>
      <text:p text:style-name="P10"/>
      <text:p text:style-name="P10"/>
      <text:p text:style-name="P10"/>
      <text:p text:style-name="P10"/>
      <text:p text:style-name="P23">Event module</text:p>
      <text:p text:style-name="P23"/>
      <text:p text:style-name="P3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23">when request arrives to its port it throw a event </text:p>
      <text:p text:style-name="P10"/>
      <text:p text:style-name="P10"/>
      <text:p text:style-name="P10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0"/>
      <text:p text:style-name="P23"><text:soft-page-break/>lots of node implementations are based on this event module specially <text:span text:style-name="T14">class</text:span> EventEmitter.</text:p>
      <text:p text:style-name="P23"/>
      <text:p text:style-name="P24"/>
      <text:p text:style-name="P43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38"/>
      <text:p text:style-name="P34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38"/>
      <text:p text:style-name="P36">//Register a listenr</text:p>
      <text:p text:style-name="P34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 called</text:span><text:span text:style-name="T20">'</text:span>));</text:p>
      <text:p text:style-name="P41"/>
      <text:p text:style-name="P36">//raised event but nothing happens because no listners listning to this</text:p>
      <text:p text:style-name="P36">//Raise an event</text:p>
      <text:p text:style-name="P34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36">//English class for me - making a noise,or produce something</text:p>
      <text:p text:style-name="P40"/>
      <text:p text:style-name="P24"/>
      <text:p text:style-name="P24"/>
      <text:p text:style-name="P23"/>
      <text:p text:style-name="P10"/>
      <text:p text:style-name="P25">list<text:span text:style-name="T26">e</text:span>ner must be declared before emitter because emitter get all <text:span text:style-name="T25">registerd </text:span>list<text:span text:style-name="T27">e</text:span>ners and iterate through them sync<text:span text:style-name="T24">hronisely</text:span></text:p>
      <text:p text:style-name="P25"/>
      <text:p text:style-name="P44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38"/>
      <text:p text:style-name="P34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38"/>
      <text:p text:style-name="P36">//Register a listenr</text:p>
      <text:p text:style-name="P34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1 called</text:span><text:span text:style-name="T20">'</text:span>));</text:p>
      <text:p text:style-name="P38"/>
      <text:p text:style-name="P34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2 called</text:span><text:span text:style-name="T20">'</text:span>));</text:p>
      <text:p text:style-name="P41"/>
      <text:p text:style-name="P36">//raised event but nothing happens because no listners listning to this</text:p>
      <text:p text:style-name="P36">//Raise an event</text:p>
      <text:p text:style-name="P34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36">//English class for me - making a noise,or produce something</text:p>
      <text:p text:style-name="P38"/>
      <text:p text:style-name="P36">//this listener not registerd because its declared after the emitter</text:p>
      <text:p text:style-name="P34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3 called</text:span><text:span text:style-name="T20">'</text:span>));</text:p>
      <text:p text:style-name="P34"/>
      <text:p text:style-name="P26"/>
      <text:p text:style-name="P26"><text:soft-page-break/>OUTPUT</text:p>
      <text:p text:style-name="P45"><text:span text:style-name="T28">[Running]</text:span><text:span text:style-name="T21"> node "/home/ishan/Desktop/Virtusa-Training/Nodejs/MODULES/modules/eventModule.js"</text:span></text:p>
      <text:p text:style-name="P33">listner1 called</text:p>
      <text:p text:style-name="P33">listner2 called</text:p>
      <text:p text:style-name="P33"/>
      <text:p text:style-name="P26"/>
      <text:p text:style-name="P26"/>
      <text:p text:style-name="P26"/>
      <text:p text:style-name="P26"/>
      <text:p text:style-name="P26"/>
      <text:p text:style-name="P47"><text:span text:style-name="Strong_20_Emphasis"><text:span text:style-name="T31">eventEmitter.once()</text:span></text:span><text:span text:style-name="T32">: This can be used to add a callback that is expected to just trigger once, even when an event occurs repeatedly. It is very important to keep the number of listeners to a minimum (</text:span><text:span text:style-name="Strong_20_Emphasis"><text:span text:style-name="T31">EventEmmitter</text:span></text:span><text:span text:style-name="T32"> expects the </text:span><text:span text:style-name="Strong_20_Emphasis"><text:span text:style-name="T31">setMaxListeners</text:span></text:span><text:span text:style-name="T32"> method to be called). If more than a maximum of 10 listeners are added to an event, a warning will be flagged.</text:span></text:p>
      <text:p text:style-name="P48"><text:span text:style-name="Strong_20_Emphasis"><text:span text:style-name="T10">myEmitter.emit('error', new Error('whoops!')</text:span></text:span><text:span text:style-name="T11">: This emits the typical action for an error event when errors occur within an </text:span><text:span text:style-name="Strong_20_Emphasis"><text:span text:style-name="T10">EventEmmitter</text:span></text:span><text:span text:style-name="T11"> instance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Extend EventEmitter </text:p>
      <text:p text:style-name="P29"/>
      <text:p text:style-name="P29">in real word we extend EventEmitter class and used its features in our class.</text:p>
      <text:p text:style-name="P29"/>
      <text:p text:style-name="P42"/>
      <text:p text:style-name="P35"><text:span text:style-name="T15">const</text:span> { <text:span text:style-name="T23">EventEmitter</text:span> } <text:span text:style-name="T15">=</text:span> <text:span text:style-name="T19">require</text:span>(<text:span text:style-name="T20">"</text:span><text:span text:style-name="T21">events</text:span><text:span text:style-name="T20">"</text:span>);</text:p>
      <text:p text:style-name="P39"/>
      <text:p text:style-name="P35"><text:span text:style-name="T15">class</text:span> <text:span text:style-name="T23">Logger</text:span> <text:span text:style-name="T15">extends</text:span> <text:span text:style-name="T23">EventEmitter</text:span> {</text:p>
      <text:p text:style-name="P39"/>
      <text:p text:style-name="P35"><text:span text:style-name="T19">log</text:span>(<text:span text:style-name="T22">message</text:span>) {</text:p>
      <text:p text:style-name="P37">//Raise an event </text:p>
      <text:p text:style-name="P35"><text:span text:style-name="T18">this</text:span>.<text:span text:style-name="T19">emit</text:span>(<text:span text:style-name="T20">'</text:span><text:span text:style-name="T21">messagelog</text:span><text:span text:style-name="T20">'</text:span>, <text:span text:style-name="T22">message</text:span> <text:span text:style-name="T15">+</text:span> <text:span text:style-name="T20">"</text:span><text:span text:style-name="T21"> recived by all listners</text:span><text:span text:style-name="T20">"</text:span>)</text:p>
      <text:p text:style-name="P35">}</text:p>
      <text:p text:style-name="P35">}</text:p>
      <text:p text:style-name="P39"/>
      <text:p text:style-name="P35"><text:span text:style-name="T23">module</text:span>.<text:span text:style-name="T23">exports</text:span> <text:span text:style-name="T15">=</text:span> <text:span text:style-name="T23">Logger</text:span>;</text:p>
      <text:p text:style-name="P27"/>
      <text:p text:style-name="P26"/>
      <text:p text:style-name="P26"/>
      <text:p text:style-name="P26"/>
      <text:p text:style-name="P26"/>
      <text:p text:style-name="P30">and use logger in another class</text:p>
      <text:p text:style-name="P30"/>
      <text:p text:style-name="P30"/>
      <text:p text:style-name="P46"><text:span text:style-name="T15">const</text:span> <text:span text:style-name="T23">Logger</text:span> <text:span text:style-name="T15">=</text:span> <text:span text:style-name="T19">require</text:span>(<text:span text:style-name="T20">'</text:span><text:span text:style-name="T21">./logger</text:span><text:span text:style-name="T20">'</text:span>);</text:p>
      <text:p text:style-name="P38"/>
      <text:p text:style-name="P34"><text:span text:style-name="T15">const</text:span> <text:span text:style-name="T17">logger</text:span> <text:span text:style-name="T15">=</text:span> <text:span text:style-name="T16">new</text:span> <text:span text:style-name="T23">Logger</text:span>();</text:p>
      <text:p text:style-name="P38"/>
      <text:p text:style-name="P36">//register a logger</text:p>
      <text:p text:style-name="P38"/>
      <text:p text:style-name="P34"><text:span text:style-name="T17">logger</text:span>.<text:span text:style-name="T19">on</text:span>(<text:span text:style-name="T20">'</text:span><text:span text:style-name="T21">messagelog</text:span><text:span text:style-name="T20">'</text:span>, (<text:span text:style-name="T22">args</text:span>) <text:span text:style-name="T15">=&gt;</text:span> <text:span text:style-name="T17">console</text:span>.<text:span text:style-name="T23">log</text:span>(<text:span text:style-name="T21">`called logger </text:span><text:span text:style-name="T15">${</text:span><text:span text:style-name="T22">args</text:span><text:span text:style-name="T15">}</text:span><text:span text:style-name="T21">`</text:span>));</text:p>
      <text:p text:style-name="P38"/>
      <text:p text:style-name="P34"><text:span text:style-name="T17">logger</text:span>.<text:span text:style-name="T19">log</text:span>(<text:span text:style-name="T20">'</text:span><text:span text:style-name="T21">hello</text:span><text:span text:style-name="T20">'</text:span>)</text:p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31">HTTP module (powefull)</text:p>
      <text:p text:style-name="P31"/>
      <text:p text:style-name="P31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2T00:37:22.921811091</dc:date>
    <meta:editing-duration>P1DT5H43M11S</meta:editing-duration>
    <meta:editing-cycles>27</meta:editing-cycles>
    <meta:generator>LibreOffice/6.4.3.2$Linux_X86_64 LibreOffice_project/40$Build-2</meta:generator>
    <meta:document-statistic meta:table-count="0" meta:image-count="11" meta:object-count="0" meta:page-count="12" meta:paragraph-count="91" meta:word-count="746" meta:character-count="5118" meta:non-whitespace-character-count="4451"/>
  </office:meta>
</office:document-meta>
</file>